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40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1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2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44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5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46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7" style:family="table-cell" style:parent-style-name="Default" style:data-style-name="N100">
      <style:text-properties style:font-name="Calibri" fo:font-size="10pt" style:font-name-asian="Calibri" style:font-size-asian="10pt" style:font-name-complex="Calibri" style:font-size-complex="10pt"/>
    </style:style>
    <style:style style:name="ce48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49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51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52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53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54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5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56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Default" style:data-style-name="N0"/>
    <style:style style:name="ce20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1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Default" style:data-style-name="N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8" style:family="table-cell" style:parent-style-name="Default" style:data-style-name="N100">
      <style:text-properties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0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1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32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3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7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1"/>
        <table:table-column table:style-name="co8" table:number-columns-repeated="1015" table:default-cell-style-name="ce33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0" office:value-type="string" calcext:value-type="string">
            <text:p>bill of materials (BOM) Sidblaster Tic-Tac (Rev.1.3)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29"/>
          <table:table-cell table:style-name="ce34" table:number-columns-repeated="1014"/>
          <table:table-cell table:number-columns-repeated="3"/>
        </table:table-row>
        <table:table-row table:style-name="ro2"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quantity</text:p>
          </table:table-cell>
          <table:table-cell table:style-name="ce20" office:value-type="string" calcext:value-type="string">
            <text:p>design</text:p>
          </table:table-cell>
          <table:table-cell table:style-name="ce20" office:value-type="string" calcext:value-type="string">
            <text:p>remark</text:p>
          </table:table-cell>
          <table:table-cell table:style-name="ce20" office:value-type="string" calcext:value-type="string">
            <text:p>Reichelt</text:p>
          </table:table-cell>
          <table:table-cell table:style-name="ce30"/>
          <table:table-cell table:style-name="ce35" table:number-columns-repeated="1014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DIL-28</text:p>
          </table:table-cell>
          <table:table-cell table:style-name="ce25" office:value-type="string" calcext:value-type="string">
            <text:p>8-bit PICmicro microcontroller, 14 KB, 20 MHz, SDIP-28</text:p>
          </table:table-cell>
          <table:table-cell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 28</text:p>
          </table:table-cell>
          <table:table-cell table:style-name="ce25" office:value-type="string" calcext:value-type="string">
            <text:p>RS232 interface bridge, USB to UART, SSOP-28</text:p>
          </table:table-cell>
          <table:table-cell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OS 6581 or 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6" office:value-type="string" calcext:value-type="string">
            <text:p>C64 Sound Interface Device SID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SOT-23</text:p>
          </table:table-cell>
          <table:table-cell table:style-name="ce26" office:value-type="string" calcext:value-type="string">
            <text:p>Power Step-Up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L1 (F1)</text:p>
          </table:table-cell>
          <table:table-cell office:value-type="string" calcext:value-type="string">
            <text:p>BEAD 92-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EMC double-ferrite interference suppression filter, 50 ohms @ 10</text:p>
          </table:table-cell>
          <table:table-cell office:value-type="string" calcext:value-type="string">
            <text:p>BEAD 92-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S</text:p>
          </table:table-cell>
          <table:table-cell table:style-name="ce25" office:value-type="string" calcext:value-type="string">
            <text:p>10µ Chip inductor, 1212FPS, 10 µH</text:p>
          </table:table-cell>
          <table:table-cell office:value-type="string" calcext:value-type="string">
            <text:p>L-1212FPS 10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TR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 N, 10%</text:p>
          </table:table-cell>
          <table:table-cell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C3,C4,C5,C6,C7,C12,C20,C21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0 N, 10%</text:p>
          </table:table-cell>
          <table:table-cell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00 N</text:p>
          </table:table-cell>
          <table:table-cell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0 N</text:p>
          </table:table-cell>
          <table:table-cell office:value-type="string" calcext:value-type="string">
            <text:p>KERKO 1,0N</text:p>
          </table:table-cell>
          <table:table-cell table:number-columns-repeated="1016"/>
          <table:table-cell table:style-name="ce33"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,7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-4</text:p>
          </table:table-cell>
          <table:table-cell table:style-name="ce25" office:value-type="string" calcext:value-type="string">
            <text:p>Electrolytic capacitor, 5 x 11 mm, spacing 2.0 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,C11</text:p>
          </table:table-cell>
          <table:table-cell office:value-type="string" calcext:value-type="string">
            <text:p>22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-4</text:p>
          </table:table-cell>
          <table:table-cell table:style-name="ce25" office:value-type="string" calcext:value-type="string">
            <text:p>Electrolytic capacitor, 5 x 11 mm, spacing 2.0 mm</text:p>
          </table:table-cell>
          <table:table-cell office:value-type="string" calcext:value-type="string">
            <text:p>RAD 22/16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77,C79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,5-5</text:p>
          </table:table-cell>
          <table:table-cell table:style-name="ce26" office:value-type="string" calcext:value-type="string">
            <text:p>Bipolar, Audio, NICHICON UES1E100MDM</text:p>
          </table:table-cell>
          <table:table-cell table:style-name="ce2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470 P</text:p>
          </table:table-cell>
          <table:table-cell office:value-type="string" calcext:value-type="string">
            <text:p>KERKO 470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2 N</text:p>
          </table:table-cell>
          <table:table-cell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.2 N</text:p>
          </table:table-cell>
          <table:table-cell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8 N</text:p>
          </table:table-cell>
          <table:table-cell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2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270 Ohm</text:p>
          </table:table-cell>
          <table:table-cell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0 kOhm</text:p>
          </table:table-cell>
          <table:table-cell office:value-type="string" calcext:value-type="string">
            <text:p>1W 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.0 kOhm</text:p>
          </table:table-cell>
          <table:table-cell office:value-type="string" calcext:value-type="string">
            <text:p>1W 1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.0 kOhms, 0.1%</text:p>
          </table:table-cell>
          <table:table-cell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47.0 kOhms, 0.1%</text:p>
          </table:table-cell>
          <table:table-cell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8.0 kOhms, 0.1%</text:p>
          </table:table-cell>
          <table:table-cell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 (Audio-Jack)</text:p>
          </table:table-cell>
          <table:table-cell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eutrik jack socket, 6.35 mm, mono, slim</text:p>
          </table:table-cell>
          <table:table-cell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Red</text:p>
          </table:table-cell>
          <table:table-cell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red</text:p>
          </table:table-cell>
          <table:table-cell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Black</text:p>
          </table:table-cell>
          <table:table-cell office:value-type="string" calcext:value-type="string">
            <text:p>NEUTRIK NR-JNUTB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black</text:p>
          </table:table-cell>
          <table:table-cell office:value-type="string" calcext:value-type="string">
            <text:p>NEUTRIK NR-JNUTB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X1 (USB)</text:p>
          </table:table-cell>
          <table:table-cell office:value-type="string" calcext:value-type="string">
            <text:p>LUM 2411-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B panel-mounted coupler, type B, angled, PCB</text:p>
          </table:table-cell>
          <table:table-cell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214AB/SMC</text:p>
          </table:table-cell>
          <table:table-cell table:style-name="ce25" office:value-type="string" calcext:value-type="string">
            <text:p>SMD Schottky diode, DO214AC, 60 V, 2 A</text:p>
          </table:table-cell>
          <table:table-cell table:style-name="ce25" office:value-type="string" calcext:value-type="string">
            <text:p>SK 26A SMD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SMD LED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285 mcd, blue</text:p>
          </table:table-cell>
          <table:table-cell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SMD 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140 mcd, red</text:p>
          </table:table-cell>
          <table:table-cell office:value-type="string" calcext:value-type="string">
            <text:p>LED EL 1206 RT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table:style-name="ce25" office:value-type="string" calcext:value-type="string">
            <text:p>NPN TO-92 transistor 40 V 0.6 A 0.625 W</text:p>
          </table:table-cell>
          <table:table-cell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Base</text:p>
          </table:table-cell>
          <table:table-cell office:value-type="string" calcext:value-type="string">
            <text:p>IC Base 28-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5" office:value-type="string" calcext:value-type="string">
            <text:p>IC socket, 28-pin, double spring contact</text:p>
          </table:table-cell>
          <table:table-cell office:value-type="string" calcext:value-type="string">
            <text:p>GS 2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P1</text:p>
          </table:table-cell>
          <table:table-cell office:value-type="string" calcext:value-type="string">
            <text:p>Stripe 2,54mm red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red</text:p>
          </table:table-cell>
          <table:table-cell table:style-name="ce27"/>
          <table:table-cell table:number-columns-repeated="1018"/>
        </table:table-row>
        <table:table-row table:style-name="ro1">
          <table:table-cell office:value-type="string" calcext:value-type="string">
            <text:p>JP2, JP3</text:p>
          </table:table-cell>
          <table:table-cell office:value-type="string" calcext:value-type="string">
            <text:p>Stripe 2,54mm blu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blue</text:p>
          </table:table-cell>
          <table:table-cell table:style-name="ce22"/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JP4, JP5</text:p>
          </table:table-cell>
          <table:table-cell office:value-type="string" calcext:value-type="string">
            <text:p>Stripe 2,54mm gree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gre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Stripe 2,54mm whit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white</text:p>
          </table:table-cell>
          <table:table-cell/>
          <table: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Stripe 2,54mm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2X03, straight black</text:p>
          </table:table-cell>
          <table:table-cell table:style-name="ce28" office:value-type="string" calcext:value-type="string">
            <text:p>MPE 087-2-0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 office:value-type="string" calcext:value-type="string">
            <text:p>Stripe 2,54mm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1X04, straight yellow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Jumper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blue, RM 2.54, gold-plated</text:p>
          </table:table-cell>
          <table:table-cell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green, RM 2.54, gold-plated</text:p>
          </table:table-cell>
          <table:table-cell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red, RM 2.54, gold-plated</text:p>
          </table:table-cell>
          <table:table-cell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 2.54 mm, open, yellow</text:p>
          </table:table-cell>
          <table:table-cell office:value-type="string" calcext:value-type="string">
            <text:p>MPE 149-1-002-F4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cm" fo:margin-left="0cm" fo:margin-right="0cm" fo:margin-bottom="0cm"/>
      </style:header-style>
      <style:footer-style>
        <style:header-footer-properties fo:min-height="1.6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21:15:54.9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Andreas Schumm</meta:initial-creator>
    <dc:creator>Andreas Schumm</dc:creator>
    <meta:creation-date>2017-02-20T15:32:14Z</meta:creation-date>
    <dc:date>2022-06-06T21:17:46.579000000</dc:date>
    <meta:print-date>2020-08-17T08:48:36Z</meta:print-date>
    <meta:editing-cycles>29</meta:editing-cycles>
    <meta:editing-duration>PT1M3S</meta:editing-duration>
    <meta:document-statistic meta:table-count="1" meta:cell-count="262" meta:object-count="0"/>
    <meta:user-defined meta:name="AppVersion">15.0000</meta:user-defined>
  </office:meta>
</office:document-meta>
</file>